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DejaVu Sans Mono" svg:font-family="'DejaVu Sans Mono'" style:font-family-generic="modern" style:font-pitch="fixed"/>
    <style:font-face style:name="Consolas" svg:font-family="Consolas"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0">
      <style:text-properties fo:font-style="italic" style:font-style-asian="italic" style:font-style-complex="italic"/>
    </style:style>
    <style:style style:name="P2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écification : fichier de scène V2</text:h>
      <text:h text:style-name="Heading_20_2" text:outline-level="2">Description générale du format</text:h>
      <text:p text:style-name="Text_20_body">Les fichiers de scènes définissent la totalité du contexte du rendu. Ils définissent les objets qui composent la scène, les sources de lumière les caméras et même l'algorithme de rendu à utiliser.</text:p>
      <text:p text:style-name="Text_20_body">Ces fichiers sont construit sur le format XML que nous ne détailleront pas ici. Ce fichier concerne la seconde version des fichiers de scènes pour Virtuelium et en présente la structure.</text:p>
      <text:h text:style-name="Heading_20_3" text:outline-level="3">Architecture globale</text:h>
      <text:p text:style-name="Text_20_body">Comme tout fichier XML, un fichier de scène commence par une racine. Cette racine est une balise 'scenery' qui va contenir l'ensemble des autres balises. Cette balise possède deux paramètres obligatoires et un optionnel :</text:p>
      <text:list xml:id="list29453494" text:style-name="L1">
        <text:list-item>
          <text:p text:style-name="P1">'version' : vous devez le définir à 2 pour utiliser la seconde version du fichier de scène.</text:p>
        </text:list-item>
        <text:list-item>
          <text:p text:style-name="P1">'wavelength' : indique le chemin et le nom du fichier de donnée spectrale définissant le domaine spectral à utiliser.</text:p>
        </text:list-item>
        <text:list-item>
          <text:p text:style-name="P1">'bias' (0.1) : la distance minimale pour valider une auto intersection.</text:p>
        </text:list-item>
      </text:list>
      <text:p text:style-name="Text_20_body">La balise 'scenery' contient cinq type de balise :</text:p>
      <text:list xml:id="list29439809" text:style-name="L2">
        <text:list-item>
          <text:p text:style-name="P2">une balise 'renderer' qui défini le moteur de rendu à utiliser et ses paramètres. Seule la dernière occurrence de cette balise est prise en compte !</text:p>
        </text:list-item>
        <text:list-item>
          <text:p text:style-name="P2">une ou plusieurs balise 'medium' qui vont servir à définir les différent milieux <text:s/>présent dans la scène.</text:p>
        </text:list-item>
        <text:list-item>
          <text:p text:style-name="P2">une ou plusieurs balises 'source' qui définissent les différentes sources de lumière de la scène.</text:p>
        </text:list-item>
        <text:list-item>
          <text:p text:style-name="P2">une ou plusieurs balises 'surface' qui définisent les surfaces des objets présent dans la scène.</text:p>
        </text:list-item>
        <text:list-item>
          <text:p text:style-name="P2">une ou plusieurs balises 'camera' qui définissent les différentes caméras présentes dans la scène.</text:p>
        </text:list-item>
      </text:list>
      <text:p text:style-name="Text_20_body"/>
      <text:h text:style-name="P25" text:outline-level="2">Les moteurs de rendu</text:h>
      <text:p text:style-name="Text_20_body">Virtuelium peut utiliser deux moteur de rendu : un simple raytracer et un moteur reposant sur l'algorithme du photon mapping.</text:p>
      <text:p text:style-name="Text_20_body">Les balises des moteurs de rendu sont définie de la façon suivante :</text:p>
      <text:p text:style-name="Preformatted_20_Text">&lt;renderer type="MoteurDeRendu" parametres... /&gt;</text:p>
      <text:p text:style-name="Text_20_body">Le type du moteur de rendu défini le moteur de rendu à utiliser. Les paramètres qui suivent dépendent dépendent de cet algorithme choisi.</text:p>
      <text:h text:style-name="Heading_20_3" text:outline-level="3">Lancer de rayon simple</text:h>
      <text:p text:style-name="Text_20_body">Ce moteur de rendu utilise l'algorithme du lancer de rayon inverse. Il ne permet donc pas de calculer l'éclairement global d'une scène mais offre le temps de rendu le plus court.</text:p>
      <text:p text:style-name="Text_20_body">Type : 'SimpleRenderer'</text:p>
      <text:p text:style-name="Text_20_body">Paramètres :</text:p>
      <text:list xml:id="list29461403" text:style-name="L3">
        <text:list-item>
          <text:p text:style-name="P3">'maxdepth' (10) : nombre de récursions spéculaires maximum.</text:p>
        </text:list-item>
        <text:list-item>
          <text:p text:style-name="P3">'scale' (1.0) : taille (en mètres) d'une unité de la scène.</text:p>
        </text:list-item>
      </text:list>
      <text:h text:style-name="Heading_20_3" text:outline-level="3">Photon Mapping</text:h>
      <text:p text:style-name="Text_20_body">L'algorithme du Photon Mapping est un algorithme de rendu capable de calculer l'éclairement global d'une scène au détriment du temps d'exécution. C'est un algorithme en deux passes : une première passe construit des cartes d'éclairement par lancer de photon et la seconde les réutilise dans un lancer de rayon inverse associée à un algorithme de Monte Carlo.</text:p>
      <text:p text:style-name="Text_20_body">Type : 'PhotonMapping'</text:p>
      <text:p text:style-name="Text_20_body">Paramètres :</text:p>
      <text:list xml:id="list29463890" text:style-name="L4">
        <text:list-item>
          <text:p text:style-name="P4">'maxdepth' (10) : nombre de récursions spéculaires et diffuses maximum.</text:p>
        </text:list-item>
        <text:list-item>
          <text:p text:style-name="P4">'scale' (1.0) : taille (en mètres) d'une unité de la scène.</text:p>
        </text:list-item>
        <text:list-item>
          <text:p text:style-name="P4">'nbsamples' (0) : nombre de rayon secondaire à tirer pour calculer l'éclairement diffus. Si ce paramètre est mis à zéro, l'estimation de l'éclairement sera utilisée directement.</text:p>
        </text:list-item>
        <text:list-item>
          <text:p text:style-name="P4">'nbglobalphotons' (1000) <text:s/>: nombre de photon à tirer pour calculer la carte d'éclairement global. Augmente la précision spatiale de la carte d'éclairement au détriment du temps d'exécution de la première passe.</text:p>
        </text:list-item>
        <text:list-item>
          <text:p text:style-name="P4">'globalphotonradius' (1.0) : distance maximum pour la recherche des photons lors de la construction de la carte d'éclairement globale.</text:p>
        </text:list-item>
        <text:list-item>
          <text:p text:style-name="P4">'nbglobalsamples' (30) : nombre de photon utilisés lors de la construction de la carte d'éclairement globale. Réduit le bruit de la carte d'éclairement au détriment de sa résolution spatiale et du temps d'exécution de la première passe.</text:p>
        </text:list-item>
        <text:list-item>
          <text:p text:style-name="P4">'nbcausticphotons' (0) : nombre de photon à tirer pour calculer la carte des caustiques. Augmente la précision spatiale de cette carte au détriment du temps d'exécution de la première passe.</text:p>
        </text:list-item>
        <text:list-item>
          <text:p text:style-name="P4">'causticphotonradius' (1.0) : distance maximum pour la recherche des photons lors de l'estimation de la luminance incidente de la carte des caustiques.</text:p>
        </text:list-item>
        <text:list-item>
          <text:p text:style-name="P4">'nbcausticsamples' (0) : nombre de photon utilisés lors de l'estimation de la carte des caustiques. Réduit le bruit dans les caustiques au détriment de leur netteté et du temps de calcul de la <text:soft-page-break/>seconde passe.</text:p>
        </text:list-item>
        <text:list-item>
          <text:p text:style-name="P4">'estimationdistance' (1.0) : distance minimale entre deux rebonds diffus lors de la phase de lancer de rayon, pour pouvoir utiliser la carte d'éclairement globale. Est utilisé pour supprimer les artefacts dans certaines configurations. Peut augmenter le temps de calcul significativement si ce paramètre devient trop élevée. Il est recommandé de le fixer à des valeurs proches du paramètre 'globalphotonradius'.</text:p>
        </text:list-item>
      </text:list>
      <text:p text:style-name="Text_20_body"/>
      <text:h text:style-name="P25" text:outline-level="2" text:is-list-header="true">Les acteurs</text:h>
      <text:p text:style-name="Text_20_body">La simulation dans Virtuelium repose sur 4 acteurs principaux : les milieux, les surfaces, les sources de lumières et les caméras. Il s'agit, pour la plupart d'objets composites, c'est à dire composés d'autres objets.</text:p>
      <text:p text:style-name="Text_20_body">Le rôle de chaqu'un de ces objets peut être expliqué simplement : les sources de lumières vont émettre la lumière et éclairer la scène, les milieux vont la transporter, les surfaces la réfléchir ou l'absorber. Les caméras vont quand à elles photographier la scène.</text:p>
      <text:p text:style-name="Text_20_body">Tous les acteurs ont un paramètre 'name' qui sert à les identifier dans les messages d'erreur lors du chargement de la scène par Virtuelium. Ce paramètre est optionnel mais peut éventuellement servir.</text:p>
      <text:h text:style-name="Heading_20_3" text:outline-level="3">Les milieux</text:h>
      <text:p text:style-name="Text_20_body">Cette seconde version du fichier de scène utilise une approche particulière et repose sur les notions de milieu et d'interface. Les milieux doivent être déclarés et décrits avant leur utilisation dans le fichier.</text:p>
      <text:p text:style-name="Text_20_body">Leur définition se fait simplement par :</text:p>
      <text:p text:style-name="Preformatted_20_Text">&lt;medium name="NOM" parametres... /&gt;</text:p>
      <text:p text:style-name="Text_20_body">Il est impératif de nommer les différents milieux pour pouvoir les réutiliser plus loin. De plus il existe un milieu par défaut nommé tout simplement 'default' qui correspond à un milieu homogène, transparent et d'indice 1. Il est possible de modifier en le définissant explicitement.</text:p>
      <text:p text:style-name="Text_20_body">Les paramètres d'un milieu sont :</text:p>
      <text:list xml:id="list29441192" text:style-name="L5">
        <text:list-item>
          <text:p text:style-name="P5">indices : permet de spécifier le fichier de données spectrales de l'indice de réfraction de ce milieu pour un milieu homogène.</text:p>
        </text:list-item>
        <text:list-item>
          <text:p text:style-name="P5">pigments : permet de spécifier le fichier contenant les coefficients de diffusion et d'absorption (de la théorie de Kubelka et Munk) pour milieu composé d'une couche pigmentaire.</text:p>
        </text:list-item>
        <text:list-item>
          <text:p text:style-name="P5">spectrum : permet de spécifier le spectre de réflectance pour un milieu opaque.</text:p>
        </text:list-item>
        <text:list-item>
          <text:p text:style-name="P5">opaque (false) : permet d'indiquer si le milieu est opaque ou non. Utile pour réduire le temps de calcul sur les métaux par exemple. Les matériaux définis par un spectre de réflectance sont opaque par défaut.</text:p>
        </text:list-item>
        <text:list-item>
          <text:p text:style-name="P5">dispersion (false) : permet d'indiquer si le milieu est dispersif et doit disperser les rayons réfractés lors de la phase de lancer de rayon.</text:p>
        </text:list-item>
        <text:list-item>
          <text:p text:style-name="P5">photondispersion (false) : permet d'indiquer si le milieu disperse les photons lors de la phase de lancer de photon. Ceci peut produire des artefacts colorés.</text:p>
        </text:list-item>
      </text:list>
      <text:h text:style-name="Heading_20_3" text:outline-level="3">Les surfaces</text:h>
      <text:p text:style-name="Text_20_body">Les surfaces sont définie par deux informations : leur géométrie et le matériau. Si la géométrie est définie simplement par une balise 'geometry', le matériau peut être défini de plusieurs façons.</text:p>
      <text:p text:style-name="Text_20_body">La plus simple consiste à préciser le milieu interne à la surface (celle opposée à la normale donnée par la géométrie). Virtuelium se chargera de calculer les paramètres de l'interface. Par exemple :</text:p>
      <text:p text:style-name="Preformatted_20_Text">&lt;surface name="NomDeLaSurface"&gt;<text:line-break/> <text:s/>&lt;geometry .... /&gt;<text:line-break/> <text:s/>&lt;medium name="NomDuMilieuInterne" /&gt;<text:line-break/><text:soft-page-break/>&lt;/surface&gt;</text:p>
      <text:p text:style-name="Text_20_body">Le nom du milieu est bien entendu celui donné lors de la définition de ce milieu.</text:p>
      <text:p text:style-name="Text_20_body">Il est aussi possible de préciser le milieu externe. Par exemple : </text:p>
      <text:p text:style-name="Preformatted_20_Text">&lt;surface name="NomDeLaSurface"&gt;<text:line-break/> <text:s/>&lt;geometry .... /&gt;<text:line-break/> <text:s/>&lt;medium name="NomDuMilieuExterne" /&gt;<text:line-break/> <text:s/>&lt;medium name="NomDuMilieuInterne" /&gt;<text:line-break/>&lt;/surface&gt;</text:p>
      <text:p text:style-name="Text_20_body">Certaines interfaces consistent en un empilement de couche. Il est possible de définir un tel empilement dans Virtuelium, couche par couche. Cette méthode permet aussi de spécifier une rugosité.</text:p>
      <text:p text:style-name="Text_20_body">Voici un exemple d'empilement de couche :</text:p>
      <text:p text:style-name="Preformatted_20_Text">&lt;surface name="NomDeLaSurface"&gt;<text:line-break/> <text:s/>&lt;geometry .... /&gt;<text:line-break/> <text:s/>&lt;medium name="NomDuMilieuExterne" /&gt;<text:line-break/> <text:s/>&lt;material type="Layered" roughness="0.2"&gt;<text:line-break/> <text:s text:c="3"/>&lt;layer medium="NomMediumCouche1" thickness="1E-4" /&gt;<text:line-break/> <text:s text:c="3"/>&lt;layer medium="NomMediumCouche2" thickness="1E-4" /&gt;<text:line-break/> <text:s text:c="3"/>&lt;layer medium="NomMediumCouche3" thickness="1E-4" /&gt;<text:line-break/> <text:s text:c="5"/>...<text:line-break/> <text:s text:c="3"/>&lt;layer medium="NomMediumCoucheN" thickness="1E-4" /&gt;<text:line-break/> <text:s/>&lt;/material&gt;<text:line-break/> <text:s/>&lt;medium name="NomDuMilieuInterne" /&gt;<text:line-break/>&lt;/surface&gt;</text:p>
      <text:p text:style-name="Text_20_body">Les épaisseurs de chaque couches (spécifiées avec le paramètre 'thickness') doivent être exprimées en mètres. Notez qu'il est possible de préciser la puissance de 10 à utilisée en rajoutant Ex (ou x est la puissance de dix à utiliser). Par exemple pour 10 nm, vous pouvez utiliser 10E-9 ; pour 5 µm, 3E-6 ; pour 2,4km 2.4E3.</text:p>
      <text:p text:style-name="Text_20_body">La rugosité (paramètre 'roughness') est optionnelle et l'omettre (ou la fixer à zéro) implique une interface lisse. Dans tous les cas, les couches restent parfaitement parallèles et d'épaisseurs constantes dans le modèle utilisé (c'est un peu comme si tout le système de couche était plié).</text:p>
      <text:p text:style-name="Text_20_body">Si vous souhaitez ajouter une interface rugueuse sans construire un système de multicouche, vous pouvez utiliser l'exemple suivant : </text:p>
      <text:p text:style-name="Preformatted_20_Text">&lt;surface name="NomDeLaSurface"&gt;<text:line-break/> <text:s/>&lt;geometry .... /&gt;<text:line-break/> <text:s/>&lt;medium name="NomDuMilieuExterne" /&gt;<text:line-break/> <text:s/>&lt;material type="Layered" roughness="0.2" /&gt;<text:line-break/> <text:s/>&lt;medium name="NomDuMilieuInterne" /&gt;<text:line-break/>&lt;/surface&gt;</text:p>
      <text:p text:style-name="Text_20_body">Dans tous les cas, les milieux internes et externes sont optionnels dés lors qu'une balise 'material' est présente.</text:p>
      <text:p text:style-name="Text_20_body">D'autres balises 'material' sont disponibles et seront décrites plus loin.</text:p>
      <text:h text:style-name="Heading_20_3" text:outline-level="3">Les sources de lumière</text:h>
      <text:p text:style-name="Text_20_body">Les sources de lumière sont définies par une géométrie (qui servira lors qu'elle sera vue directement où à travers un reflet) et une source. La géométrie est définie simplement par une balise 'geometry', tandis que la source est définie par une balise 'source'.</text:p>
      <text:p text:style-name="Text_20_body"><text:soft-page-break/>Une source de lumière est donc définie de la façon suivante :</text:p>
      <text:p text:style-name="Preformatted_20_Text">&lt;source name="NomDeLaSource"&gt;<text:line-break/> <text:s/>&lt;geometry ... /&gt;<text:line-break/> <text:s/>&lt;source ... /&gt;<text:line-break/>&lt;/source&gt;</text:p>
      <text:h text:style-name="Heading_20_3" text:outline-level="3">Les caméras</text:h>
      <text:p text:style-name="Text_20_body">Les caméras sont définies par une géométrie et un convertisseur colorimétrique. La première est définie par une balise 'geometry' mais n'utilise pas les mêmes géométries que les surfaces et les sources de lumière. Le convertisseur colorimétrique est définie par une balise 'colorhandler'.</text:p>
      <text:p text:style-name="Text_20_body">Une Camera de lumière est donc définie de la façon suivante :</text:p>
      <text:p text:style-name="Preformatted_20_Text">&lt;camera name="NomCamera" filename="FichierDeSortie" resx="640" resy="480"&gt;<text:line-break/> <text:s/>&lt;geometry ... /&gt;<text:line-break/> <text:s/>&lt;colorhandler ... /&gt;<text:line-break/>&lt;/camera&gt;</text:p>
      <text:p text:style-name="Text_20_body">Ainsi, en plus de ses deux constituants, une caméra possèdes plusieurs paramètres :</text:p>
      <text:list xml:id="list29437770" text:style-name="L6">
        <text:list-item>
          <text:p text:style-name="P6">'filename' : nom du fichier image. L'extension déterminera le type de fichier à créer. Les formats actuellement supportés sont : PNG (.png), TIFF (.tif), JPEG (.jpg), bitmap (.bmp), PPM (.ppm) et MHDRI (.mhdri). Nous vous recommandons l'emploi du format PNG (.png). De plus, nous vous recommandons de placer vos images dans le répertoire 'images' du projets qui correspond à ce fichier de scène. Le nom du fichier de sortie sera donc en général de la forme : 'projects/NomProjet/images/NomImage.png'. Par défaut cette valeur vaut simplement le nom de la caméra auquel est ajouté l'extension '.png'. Ceci créé les images dans le répertoire racine de Virtuelium.</text:p>
        </text:list-item>
        <text:list-item>
          <text:p text:style-name="P6">'resx' et 'resy' : les résolution horizontales et verticales de l'image.</text:p>
        </text:list-item>
      </text:list>
      <text:p text:style-name="Text_20_body"/>
      <text:h text:style-name="P25" text:outline-level="2">Les géométries (surfaces et sources de lumière)</text:h>
      <text:p text:style-name="Text_20_body">Les géométries définissent la forme des objets pouvant être intersectés : les surfaces et les sources de lumières.</text:p>
      <text:p text:style-name="Text_20_body">Une géométrie est déclarée de la façon suivante.</text:p>
      <text:p text:style-name="Preformatted_20_Text">&lt;geometry type="Geometry" parametres... /&gt;</text:p>
      <text:p text:style-name="Text_20_body">Comme pour les moteurs de rendu et de nombreux autres objets, les géometries sont différentiées par leur paramètre type. Les différents types seront détaillés plus loin.</text:p>
      <text:p text:style-name="Text_20_body">Certaines géométries ne font que modifier une autre géométrie et demandent donc de spécifier cette autre géométrie. Par exemple : </text:p>
      <text:p text:style-name="Preformatted_20_Text">&lt;geometry type="Geometry1" parametres... &gt;<text:line-break/> <text:s/>&lt;geometry type="Geometry2" parametres... /&gt;<text:line-break/>&lt;/geometry&gt;</text:p>
      <text:p text:style-name="Text_20_body">Il est possible d'associer un nom à une géométrie dans le but de la réutiliser plus tard. Ceci permet par exemple de cloner des objets et d'économiser de la mémoire et de réduire le temps de chargement. Ainsi si une géométrie a été déclarée de la façon suivante :</text:p>
      <text:p text:style-name="Preformatted_20_Text">&lt;geometry name="geometrie1" type=... /&gt;</text:p>
      <text:p text:style-name="Text_20_body">Il est possible de la réutiliser plus loin, par exemple en la translatant :</text:p>
      <text:p text:style-name="Preformatted_20_Text">&lt;geometry type="translate" y="1.0"&gt;<text:line-break/> <text:s/>&lt;geometry name="geometrie1" /&gt;<text:line-break/>&lt;/geometry&gt;</text:p>
      <text:p text:style-name="Text_20_body">Ceci est utile lors qu'on désire cloner de gros objets tels que des maillages complexes.</text:p>
      <text:h text:style-name="Heading_20_3" text:outline-level="3">Les objets nuls</text:h>
      <text:p text:style-name="Text_20_body">Les objets nuls n'ont aucun paramètre et ne peuvent pas être intersectés. Ils servent pour les différents types de sources de lumière qu'on ne peut intersectés telles que les sources ponctuelles surfaciques ou les sources directionnelles.</text:p>
      <text:p text:style-name="Text_20_body">Type : 'Null'</text:p>
      <text:h text:style-name="Heading_20_3" text:outline-level="3">Les sphères</text:h>
      <text:p text:style-name="Text_20_body">Virtuelium peut utiliser des sphères mathématiques définies par un centre et un rayon.</text:p>
      <text:p text:style-name="Text_20_body">Type : 'Sphere'</text:p>
      <text:p text:style-name="Text_20_body">Paramètres :</text:p>
      <text:list xml:id="list29440997" text:style-name="L7">
        <text:list-item>
          <text:p text:style-name="P7">'radius' (0.0) : rayon de la sphère</text:p>
        </text:list-item>
        <text:list-item>
          <text:p text:style-name="P7">'centerx' (0.0), 'centery' (0.0), 'centerz' (0.0) : coordonnées du centre</text:p>
        </text:list-item>
      </text:list>
      <text:h text:style-name="Heading_20_3" text:outline-level="3">Les plans</text:h>
      <text:p text:style-name="Text_20_body">Les plans infinis sont définis par un point d'origine et une normale. Il est aussi possible de définir un plan fini, mais il faut alors placer l'origine à l'un des coins de ce plan et spécifier les vecteurs U et V qui portent les deux côtés adjacents à cette origine.</text:p>
      <text:p text:style-name="Text_20_body"><text:soft-page-break/>Type : 'Plane'</text:p>
      <text:p text:style-name="Text_20_body">Paramètres :</text:p>
      <text:list xml:id="list29445657" text:style-name="L8">
        <text:list-item>
          <text:p text:style-name="P8">'originx' (0.0), 'originy' (0.0), 'originz' (0.0) : coordonnées du point d'origine</text:p>
        </text:list-item>
        <text:list-item>
          <text:p text:style-name="P8">'normalx' (0.0), 'normaly' (0.0), 'normalz' (0.0) : coordonnées du vecteur normal à la surface</text:p>
        </text:list-item>
        <text:list-item>
          <text:p text:style-name="P8">'ux' (0.0), 'uy' (0.0), 'uz' (0.0) : coordonnées du vecteur U</text:p>
        </text:list-item>
        <text:list-item>
          <text:p text:style-name="P8">'vx' (0.0), 'vy' (0.0), 'vz' (0.0) : coordonnées du vecteur V</text:p>
        </text:list-item>
        <text:list-item>
          <text:p text:style-name="P8">'finite' (false) : à true le plan est infini</text:p>
        </text:list-item>
      </text:list>
      <text:h text:style-name="Heading_20_3" text:outline-level="3">Les triangles</text:h>
      <text:p text:style-name="Text_20_body">Les triangles sont définis par trois sommets eux même définis par leurs coordonnées dans l'espace, leur normale et leurs coordonnées UV sur la surface.</text:p>
      <text:p text:style-name="Text_20_body">Type : 'Triangle'</text:p>
      <text:p text:style-name="Text_20_body">Paramètres :</text:p>
      <text:list xml:id="list29458225" text:style-name="L9">
        <text:list-item>
          <text:p text:style-name="P9">'vertex1x' (0.0), 'vertex1y' (0.0), 'vertex1z' (0.0) : coordonnées du premier sommet</text:p>
        </text:list-item>
        <text:list-item>
          <text:p text:style-name="P9">'vertex2x' (0.0), 'vertex2y' (0.0), 'vertex2z' (0.0) : coordonnées du deuxième sommet</text:p>
        </text:list-item>
        <text:list-item>
          <text:p text:style-name="P9">'vertex3x' (0.0), 'vertex3y' (0.0), 'vertex3z' (0.0) : coordonnées du troisième sommet</text:p>
        </text:list-item>
        <text:list-item>
          <text:p text:style-name="P9">'normal1x' (0.0), 'normal1y' (0.0), 'normal1z' (0.0) : normale du premier sommet</text:p>
        </text:list-item>
        <text:list-item>
          <text:p text:style-name="P9">'normal2x' (0.0), 'normal2y' (0.0), 'normal2z' (0.0) : normale du deuxième sommet</text:p>
        </text:list-item>
        <text:list-item>
          <text:p text:style-name="P9">'normal3x' (0.0), 'normal3y' (0.0), 'normal3z' (0.0) : normale du troisième sommet</text:p>
        </text:list-item>
        <text:list-item>
          <text:p text:style-name="P9">'texture1u' (0.0), 'texture1v' (0.0) : coordonnées UV du premier sommet</text:p>
        </text:list-item>
        <text:list-item>
          <text:p text:style-name="P9">'texture2u' (0.0), 'texture2v' (0.0) : coordonnées UV du second sommet</text:p>
        </text:list-item>
        <text:list-item>
          <text:p text:style-name="P9">'texture3u' (0.0), 'texture3v' (0.0) : coordonnées UV du troisième sommet</text:p>
        </text:list-item>
      </text:list>
      <text:h text:style-name="Heading_20_3" text:outline-level="3">Les objets Mesh3</text:h>
      <text:p text:style-name="Text_20_body">Virtuelium est capable de charger des maillages de triangle au format Mesh3 (Format de Virtuelium III).</text:p>
      <text:p text:style-name="Text_20_body">Type : 'Mesh3'</text:p>
      <text:p text:style-name="Text_20_body">Paramètres :</text:p>
      <text:p text:style-name="Text_20_body">- 'file' : nom et chemin du fichier mesh3 à charger</text:p>
      <text:h text:style-name="Heading_20_3" text:outline-level="3">Les objets OBJ</text:h>
      <text:p text:style-name="Text_20_body">Virtuelium est capable de charger des maillages de triangle dans un format OBJ simplifié.</text:p>
      <text:p text:style-name="Text_20_body">Type : 'OBJ'</text:p>
      <text:p text:style-name="Text_20_body">Paramètres :</text:p>
      <text:list xml:id="list29443533" text:style-name="L10">
        <text:list-item>
          <text:p text:style-name="P10">'file' : nom et chemin du fichier OBJ à charger</text:p>
        </text:list-item>
      </text:list>
      <text:h text:style-name="Heading_20_3" text:outline-level="3">Les translations</text:h>
      <text:p text:style-name="Text_20_body">Il est possible de translater une géométrie. Pour y parvenir, il suffit de placer la géométrie à déplacer en fils de cette géométrie.</text:p>
      <text:p text:style-name="Text_20_body"><text:soft-page-break/>Type : 'Translate'</text:p>
      <text:p text:style-name="Text_20_body">Paramètres :</text:p>
      <text:list xml:id="list29454723" text:style-name="L11">
        <text:list-item>
          <text:p text:style-name="P11">'x' (0.0), 'y' (0.0), 'z' (0.0) : vecteur de déplacement</text:p>
        </text:list-item>
      </text:list>
      <text:h text:style-name="Heading_20_3" text:outline-level="3">Les rotations</text:h>
      <text:p text:style-name="Text_20_body">Il est aussi possible d'effectuer une translation sur une géométrie. Là encore, il suffit de placer la géométrie à faire tourner en fils de cette géométrie. </text:p>
      <text:p text:style-name="Text_20_body">Type : 'Rotate'</text:p>
      <text:p text:style-name="Text_20_body">Paramètres :</text:p>
      <text:list xml:id="list29460526" text:style-name="L12">
        <text:list-item>
          <text:p text:style-name="P12">'axis' (z) : permet de choisir l'axe se rotation (x, y ou z)</text:p>
        </text:list-item>
        <text:list-item>
          <text:p text:style-name="P12">'angle' (0.0) : angle de rotation en degré</text:p>
        </text:list-item>
      </text:list>
      <text:h text:style-name="Heading_20_3" text:outline-level="3">Les cartes de normales</text:h>
      <text:p text:style-name="Text_20_body">Les cartes de normales permettent de modifier la normale d'un objet dans le but de rendre des détails qui ne sont pas présent à l'échelle de la géométrie réelle. Pour appliquer une carte de normal à une géométrie, il suffit de la placer en fils de cette géométrie.</text:p>
      <text:p text:style-name="Text_20_body">Notez que seules les cartes de normale dites globales (les coordonnées de la normale sont données dans un repère absolu) sont supportées par Virtuelium.</text:p>
      <text:p text:style-name="Text_20_body">Type : 'NormalMap'</text:p>
      <text:p text:style-name="Text_20_body">Paramètres :</text:p>
      <text:list xml:id="list29453684" text:style-name="L13">
        <text:list-item>
          <text:p text:style-name="P13">'map' : nom et chemin du fichier d'image contenant la carte de normales</text:p>
        </text:list-item>
        <text:list-item>
          <text:p text:style-name="P13">'global' (true) : indique si la carte de normal est une carte global ou une carte dans l'espace tangent</text:p>
        </text:list-item>
      </text:list>
      <text:p text:style-name="Text_20_body"/>
      <text:h text:style-name="P25" text:outline-level="2">Les matériaux</text:h>
      <text:p text:style-name="Text_20_body">Les matériaux décrivent des interfaces complexes entre deux milieux. La plupart d'entre eux permettent d'associer plusieurs autres matériaux entre eux ou de les modifier.</text:p>
      <text:p text:style-name="Text_20_body">Comme pour les géométries, il est possible de les nommer pour pouvoir les réutiliser sur d'autres interfaces afin d'économiser de la mémoire et d'accélérer le temps de chargement.</text:p>
      <text:h text:style-name="Heading_20_3" text:outline-level="3">Les multicouches</text:h>
      <text:p text:style-name="Text_20_body">Certaines interfaces consistent en un empilement de couche. Il est possible de définir un tel empilement dans Virtuelium, couche par couche. Cette méthode permet aussi de spécifier une rugosité.</text:p>
      <text:p text:style-name="Text_20_body">Voici un exemple d'empilement de couche :</text:p>
      <text:p text:style-name="Preformatted_20_Text">&lt;material type="Layered" roughness="0.2"&gt;<text:line-break/> <text:s/>&lt;layer medium="NomMediumCouche1" thickness="1E-4" /&gt;<text:line-break/> <text:s/>&lt;layer medium="NomMediumCouche2" thickness="1E-4" /&gt;<text:line-break/> <text:s/>&lt;layer medium="NomMediumCouche3" thickness="1E-4" /&gt;<text:line-break/> <text:s text:c="3"/>...<text:line-break/> <text:s/>&lt;layer medium="NomMediumCoucheN" thickness="1E-4" /&gt;<text:line-break/>&lt;/material&gt;</text:p>
      <text:p text:style-name="Text_20_body">Les épaisseurs de chaque couches (spécifiées avec le paramètre 'thickness') doivent être exprimées en mètres. Notez qu'il est possible de préciser la puissance de 10 à utilisée en rajoutant Ex (ou x est la puissance de dix à utiliser). Par exemple pour 10 nm, vous pouvez utiliser 10E-9 ; pour 5 µm, 5E-6 ; pour 2,4km, 2.4E3.</text:p>
      <text:p text:style-name="Text_20_body">La rugosité (paramètre 'roughness') est optionnelle et l'omettre (ou la fixer à zéro) implique une interface lisse. Dans tous les cas, les couches restent parfaitement parallèles et d'épaisseurs constantes dans le modèle utilisé (c'est un peu comme si tout le système de couche était plié).</text:p>
      <text:p text:style-name="Text_20_body">Si vous souhaitez ajouter une interface rugueuse sans construire un système de multicouche, vous pouvez utiliser l'exemple suivant : </text:p>
      <text:p text:style-name="Preformatted_20_Text">&lt;material type="Rough" roughness="0.2" /&gt;</text:p>
      <text:h text:style-name="Heading_20_3" text:outline-level="3">Les mélanges</text:h>
      <text:p text:style-name="Text_20_body">Il est possible, dans une certaine mesure, d'effectuer des mélanges par fusion optique de plusieurs matériaux. Ceci est fait par le matériau 'Blended'. Ce matériau va contenir les matériaux à mélanger en leur ajoutant un paramètre 'factor' (1.0) qui va servir à pondérer le mélange (Il s'agit de la surface relative couverte par les différents matériaux).</text:p>
      <text:p text:style-name="Text_20_body">Voici un exemple de mélange :</text:p>
      <text:p text:style-name="Preformatted_20_Text">&lt;material type="Blended"&gt;<text:line-break/> &lt;material factor="0.2" type=... /&gt;<text:line-break/> &lt;material factor="0.2" type=... /&gt;<text:line-break/> &lt;material factor="0.6" type=... /&gt;<text:line-break/>&lt;/material&gt;</text:p>
      <text:p text:style-name="Text_20_body">Notez qu'aucune vérification n'est faite sur la somme des facteurs qui devrait valoir 1 dans la plupart des cas. De plus, il n'est pas possible de mélanger ainsi deux matériaux spéculaires sous peine de provoquer des erreurs ou des artefacts.</text:p>
      <text:h text:style-name="Heading_20_3" text:outline-level="3"><text:soft-page-break/>Les cartes de matériaux</text:h>
      <text:p text:style-name="Text_20_body">De la même façon que les mélanges, ce matériaux permet de mélanger d'autres matériaux. Au lieu d'utiliser un ratio constant entre les différents constituants il est possible de leur attribuer une carte de répartition. Chaque matériaux devra donc recevoir une carte en niveau de gris par l'intermédiaire du paramètre supplémentaire 'map'. Un pixel noir correspondra à un facteur de 0 tandis qu'un pixel blanc correspondra à un facteur de 1. Notez que les différentes cartes n'ont pas besoin d'être à la même résolution et qu'une interpolation bilinéaire est utilisée.</text:p>
      <text:p text:style-name="Preformatted_20_Text">&lt;material type="Mapped"&gt;<text:line-break/> &lt;material map="carte1.png" type=... /&gt;<text:line-break/> &lt;material map="carte2.png" type=... /&gt;<text:line-break/> &lt;material map="carte3.png" type=... /&gt;<text:line-break/>&lt;/material&gt;</text:p>
      <text:h text:style-name="Heading_20_3" text:outline-level="3">Les dépolariseur</text:h>
      <text:p text:style-name="Text_20_body">Parfois, il est nécessaire de supprimer l'état de polarisation suite à la réflexion sur une surface. Ce matériau permet de dépolariser un autre matériau et s'utilise de la façon suivante :</text:p>
      <text:p text:style-name="Preformatted_20_Text">&lt;material type="Depolarized"&gt;<text:line-break/> <text:s/>&lt;material type=... /&gt;<text:line-break/>&lt;/material&gt;</text:p>
      <text:h text:style-name="Heading_20_3" text:outline-level="3">Le modificateur de rugosité</text:h>
      <text:p text:style-name="Text_20_body">Pour modifier la rugosité d'un matériaux sans avoir à déclarer un matériaux multicouche :</text:p>
      <text:p text:style-name="Preformatted_20_Text">&lt;material type="Rough" roughness="0.2"&gt;</text:p>
      <text:h text:style-name="P25" text:outline-level="2">Les sources</text:h>
      <text:p text:style-name="Text_20_body">Les sources sont des émetteurs de lumière. Sans elles, une scène resterait noire, totalement privée de lumière.</text:p>
      <text:h text:style-name="Heading_20_3" text:outline-level="3">Les sources ponctuelles</text:h>
      <text:p text:style-name="Text_20_body">Cette source de lumière émet de la lumière dans toutes les directions depuis un point. Il est raisonnable de l'associer avec une géométrie de type sphère avec un très faible rayon.</text:p>
      <text:p text:style-name="Text_20_body">Type : 'Point'</text:p>
      <text:p text:style-name="Text_20_body">Paramètres :</text:p>
      <text:list xml:id="list29433281" text:style-name="L14">
        <text:list-item>
          <text:p text:style-name="P14">'originx' (0.0), 'originy' (0.0), 'originz' (0.0) : coordonnées du point d'émission</text:p>
        </text:list-item>
        <text:list-item>
          <text:p text:style-name="P14">'power' (0.0) : puissance de la lampe</text:p>
        </text:list-item>
        <text:list-item>
          <text:p text:style-name="P14">'spectrum' : nom et chemin du fichier de données spectrales correspondant au spectre d'émission de la source</text:p>
        </text:list-item>
        <text:list-item>
          <text:p text:style-name="P14">'radius' (0.1) : rayon de la sphère utilisée pour la géométrie de la source</text:p>
        </text:list-item>
      </text:list>
      <text:h text:style-name="Heading_20_3" text:outline-level="3">Les sources directionnelles</text:h>
      <text:p text:style-name="Text_20_body">Cette source de lumière émet un flux de lumière parallèle, comme provenant d'une source située à l'infinie. Pour les besoins du photon mapping, il est nécessaire de spécifier une surface (un rectangle) d'émission. Comme il s'agit d'une source parfaitement directionnelle, il est recommandé d'utiliser une géométrie nulle pour la représenter.</text:p>
      <text:p text:style-name="Text_20_body">Type : 'Directionnal'</text:p>
      <text:p text:style-name="Text_20_body">Paramètres :</text:p>
      <text:list xml:id="list29431991" text:style-name="L15">
        <text:list-item>
          <text:p text:style-name="P15">'directionx' (0.0), <text:s/>'directiony' (0.0), <text:s/>'directionz' (0.0) : direction d'émission de la source de lumière.</text:p>
        </text:list-item>
      </text:list>
      <text:list xml:id="list30244227" text:continue-list="list29433281" text:style-name="L14">
        <text:list-item text:start-value="1">
          <text:p text:style-name="P14">'power' (0.0) : puissance de la lampe</text:p>
        </text:list-item>
        <text:list-item>
          <text:p text:style-name="P14">'spectrum' : nom et chemin du fichier de données spectrales correspondant au spectre d'émission de la source</text:p>
        </text:list-item>
        <text:list-item>
          <text:p text:style-name="P14">'ox' (0.0), 'oy' (0.0), 'oz' (0.0) : un coin de la surface d'émission (pour le photon mapping).</text:p>
        </text:list-item>
        <text:list-item>
          <text:p text:style-name="P14">'ux' (0.0), 'uy' (0.0), 'uz' (0.0) : l'un des bord de la surface d'émission</text:p>
        </text:list-item>
        <text:list-item>
          <text:p text:style-name="P14">'vx' (0.0), 'vy' (0.0), 'vz' (0.0) : l'autre bord de la surface d'émission</text:p>
        </text:list-item>
      </text:list>
      <text:h text:style-name="Heading_20_3" text:outline-level="3">Les sources ponctuelles surfaciques</text:h>
      <text:p text:style-name="Text_20_body">Cette source de lumière ponctuelle, émet la lumière comme si elle provenait d'une surface.</text:p>
      <text:p text:style-name="Text_20_body">Type : 'Surface'</text:p>
      <text:p text:style-name="Text_20_body">Paramètres :</text:p>
      <text:list xml:id="list29441982" text:style-name="L16">
        <text:list-item>
          <text:p text:style-name="P16">'ox' (0.0), 'oy' (0.0), 'oz' (0.0) : coordonnées du point d'émission</text:p>
        </text:list-item>
      </text:list>
      <text:list xml:id="list30230331" text:continue-list="list30244227" text:style-name="L14">
        <text:list-item text:start-value="1">
          <text:p text:style-name="P14">'power' (0.0) : puissance de la lampe</text:p>
        </text:list-item>
        <text:list-item>
          <text:p text:style-name="P14">'spectrum' : nom et chemin du fichier de données spectrales correspondant au spectre d'émission de la source</text:p>
        </text:list-item>
        <text:list-item>
          <text:p text:style-name="P14"><text:soft-page-break/>'normalx' (0.0), 'normaly' (0.0), 'normalz' (0.0) : normale à la surface d'émission</text:p>
        </text:list-item>
      </text:list>
      <text:h text:style-name="Heading_20_3" text:outline-level="3">Les sources planes</text:h>
      <text:p text:style-name="Text_20_body">Cette source émet de la lumière depuis une surface plane avec une distribution homogène. La surface doit être de forme rectangulaire et est définie par un point d'origine (un coin) et deux vecteurs portant les cotés adjacents. Lors du calcul de l'éclairement directe, cette source tire de nombreux rayons aléatoirement depuis cette surface d'émission. Ce nombre de rayon est spécifié dans l'un des paramètres.</text:p>
      <text:p text:style-name="Text_20_body">Type : 'Plane'</text:p>
      <text:p text:style-name="Text_20_body">Paramètres :</text:p>
      <text:list xml:id="list29462691" text:style-name="L17">
        <text:list-item>
          <text:p text:style-name="P17">'ox' (0.0), 'oy' (0.0), 'oz' (0.0) : un coin de la surface d'émission (pour le photon mapping).</text:p>
        </text:list-item>
      </text:list>
      <text:list xml:id="list30232349" text:continue-list="list30230331" text:style-name="L14">
        <text:list-item text:start-value="1">
          <text:p text:style-name="P14">'ux' (0.0), 'uy' (0.0), 'uz' (0.0) : l'un des bord de la surface d'émission</text:p>
        </text:list-item>
        <text:list-item>
          <text:p text:style-name="P14">'vx' (0.0), 'vy' (0.0), 'vz' (0.0) : l'autre bord de la surface d'émission</text:p>
        </text:list-item>
        <text:list-item>
          <text:p text:style-name="P14">'normalx' (0.0), 'normaly' (0.0), 'normalz' (0.0) : normale à la surface d'émission</text:p>
        </text:list-item>
        <text:list-item>
          <text:p text:style-name="P14">'power' (0.0) : puissance de la lampe</text:p>
        </text:list-item>
        <text:list-item>
          <text:p text:style-name="P14">'spectrum' : nom et chemin du fichier de données spectrales correspondant au spectre d'émission de la source</text:p>
        </text:list-item>
        <text:list-item>
          <text:p text:style-name="P14">'samples' (10) : nombre de rayon à tirer lors du calcul de l'éclairage direct pour calculer les ombres douces. Augmenter ce nombre réduit le bruit mais augmente le temps de calcul.</text:p>
        </text:list-item>
      </text:list>
      <text:p text:style-name="Text_20_body"/>
      <text:p text:style-name="Text_20_body"/>
      <text:h text:style-name="P25" text:outline-level="2">Les géométries de caméra</text:h>
      <text:h text:style-name="Heading_20_3" text:outline-level="3">Les caméras en perspectives</text:h>
      <text:p text:style-name="Text_20_body">Cette caméra est probablement la plus utilisée. Elle permet d'obtenir un rendu en perspective et possède un fonctionnement semblable à celui d'un sténopé.</text:p>
      <text:p text:style-name="Text_20_body">Type : 'Perspective'</text:p>
      <text:p text:style-name="Text_20_body">Paramètres :</text:p>
      <text:list xml:id="list29451003" text:style-name="L18">
        <text:list-item>
          <text:p text:style-name="P18">'originx' (0.0), 'originy' (0.0), 'originz' (0.0) : position du sténopé de la caméra</text:p>
        </text:list-item>
        <text:list-item>
          <text:p text:style-name="P18">'lookatx' (1.0), 'lookaty' (0.0), 'lookatz' (0.0) : point de visée</text:p>
        </text:list-item>
        <text:list-item>
          <text:p text:style-name="P18">'upx' (0.0), 'upy' (0.0), 'upz' (1.0) : vecteur indiquant la direction du haut de l'image</text:p>
        </text:list-item>
        <text:list-item>
          <text:p text:style-name="P18">'fov' (45.0) : angle d'ouverture vertical de la caméra</text:p>
        </text:list-item>
      </text:list>
      <text:h text:style-name="Heading_20_3" text:outline-level="3">Les caméras orthoscopiques</text:h>
      <text:p text:style-name="Text_20_body">Cette caméra permet d'avoir une image orthoscopique de la scène. Il s'agit de la seule caméra possédant une une dimension dans la scène.</text:p>
      <text:p text:style-name="Text_20_body">Type : 'Orthoscopic'</text:p>
      <text:p text:style-name="Text_20_body">Paramètres :</text:p>
      <text:list xml:id="list30240522" text:continue-list="list29451003" text:style-name="L18">
        <text:list-item text:start-value="1">
          <text:p text:style-name="P18">'originx' (0.0), 'originy' (0.0), 'originz' (0.0) : position du centre de la caméra</text:p>
        </text:list-item>
        <text:list-item>
          <text:p text:style-name="P18">'lookatx' (1.0), 'lookaty' (0.0), 'lookatz' (0.0) : point de visée</text:p>
        </text:list-item>
        <text:list-item>
          <text:p text:style-name="P18">'upx' (0.0), 'upy' (0.0), 'upz' (1.0) : vecteur indiquant la direction du haut de l'image</text:p>
        </text:list-item>
        <text:list-item>
          <text:p text:style-name="P18">'height' (1.0) : dimension verticale de l'image dans la scène</text:p>
        </text:list-item>
      </text:list>
      <text:h text:style-name="Heading_20_3" text:outline-level="3">Les caméras Fish Eye</text:h>
      <text:p text:style-name="Text_20_body">Cette caméra imite les objectifs de type fisheye et permet un rendu à <draw:frame draw:style-name="fr1" draw:name="Objet1" text:anchor-type="as-char" svg:width="0.788cm" svg:height="0.51cm" draw:z-index="0"><draw:object xlink:href="./Object 1" xlink:type="simple" xlink:show="embed" xlink:actuate="onLoad"/><draw:image xlink:href="./ObjectReplacements/Object 1" xlink:type="simple" xlink:show="embed" xlink:actuate="onLoad"/></draw:frame> stéradians de la scène.</text:p>
      <text:p text:style-name="Text_20_body">Type : 'FishEye'</text:p>
      <text:p text:style-name="Text_20_body">Paramètres :</text:p>
      <text:list xml:id="list30241918" text:continue-list="list30240522" text:style-name="L18">
        <text:list-item text:start-value="1">
          <text:p text:style-name="P18">'originx' (0.0), 'originy' (0.0), 'originz' (0.0) : position du centre de la caméra</text:p>
        </text:list-item>
      </text:list>
      <text:h text:style-name="Heading_20_3" text:outline-level="3">Les caméras en coordonnées polaires</text:h>
      <text:p text:style-name="Text_20_body">Cette caméra effectue un rendu à <draw:frame draw:style-name="fr1" draw:name="Objet2" text:anchor-type="as-char" svg:width="0.788cm" svg:height="0.51cm" draw:z-index="1"><draw:object xlink:href="./Object 2" xlink:type="simple" xlink:show="embed" xlink:actuate="onLoad"/><draw:image xlink:href="./ObjectReplacements/Object 2" xlink:type="simple" xlink:show="embed" xlink:actuate="onLoad"/></draw:frame> stéradians de la scène et la projet en coordoonée polaire sur l'image.</text:p>
      <text:p text:style-name="Text_20_body">Type : 'Polar'</text:p>
      <text:p text:style-name="Text_20_body">Paramètres :</text:p>
      <text:list xml:id="list30232743" text:continue-list="list30241918" text:style-name="L18">
        <text:list-item text:start-value="1">
          <text:p text:style-name="P18">'originx' (0.0), 'originy' (0.0), 'originz' (0.0) : position du centre de la caméra</text:p>
        </text:list-item>
      </text:list>
      <text:h text:style-name="P25" text:outline-level="2">Les convertisseurs colorimétriques</text:h>
      <text:h text:style-name="Heading_20_3" text:outline-level="3">Sauvegarde du spectre</text:h>
      <text:p text:style-name="Text_20_body">Ce convertisseur colorimétrique, enregistre tout simplement le spectre reçu. Ce convertisseur n'est véritablement utilisable qu'avec le format d'enregistrement MHDRI, une image RVB ne pouvant stocker que les trois premières bandes spectrales.</text:p>
      <text:p text:style-name="Text_20_body">Type : 'Spectrum'</text:p>
      <text:p text:style-name="Text_20_body">Paramètres : aucun</text:p>
      <text:h text:style-name="Heading_20_3" text:outline-level="3">Convertisseur RVB simple</text:h>
      <text:p text:style-name="Text_20_body">Ce convertisseur colorimétrique, place directement dans les canaux rouge, vert et bleu les valeurs des trois premières longueurs d'ondes.</text:p>
      <text:p text:style-name="Text_20_body">Type : 'SimpleRGB'</text:p>
      <text:p text:style-name="Text_20_body">Paramètres : aucun</text:p>
      <text:h text:style-name="Heading_20_3" text:outline-level="3">État de polarisations</text:h>
      <text:p text:style-name="Text_20_body">Ce convertisseur, affiche l'état de polarisation par rapport à une direction donnée, par des fausses couleurs. La polarisation selon cette direction est placée dans le canal rouge tandis que la polarisation perpendiculaire à cette direction est placée dans le canal vert.</text:p>
      <text:p text:style-name="Text_20_body">Type : 'Polarisation'</text:p>
      <text:p text:style-name="Text_20_body">Paramètres :</text:p>
      <text:list xml:id="list29431849" text:style-name="L19">
        <text:list-item>
          <text:p text:style-name="P19">'upx'(0.0), <text:s/>'upy'(0.0), <text:s/>'upz'(1.0) : direction de référence.</text:p>
        </text:list-item>
      </text:list>
      <text:h text:style-name="Heading_20_3" text:outline-level="3">Convertisseur CIE-XYZ vers RVB </text:h>
      <text:p text:style-name="Text_20_body"><text:span text:style-name="T1">CAS 1 </text:span>: Ce convertisseur colorimétrique, projette le spectre dans la base de l'observateur colorimétrique donné en paramètre <text:s/>(CIE 1931 2°, CIE 1964 10°) pour obtenir les coordonnées colorimétriques XYZ. Ce tristimulus est ensuite converti vers l'espace RVB passé également en paramètre (ex : sRGB). À noter que tout profile RVB (qui est ici simplement une matrice de conversion) doit être défini selon un illuminant de référence (ex : sRGB utilise D65)</text:p>
      <text:p text:style-name="Text_20_body"><text:tab/>Spectrte =&gt; XYZ =&gt; RVB</text:p>
      <text:p text:style-name="Text_20_body">CAS 2 : La possibilité de réaliser une adaptation chromatique sur la valeur XYZ obtenue après conversion du spectre est également offerte. L'adaptation chromatique permet de trasnformer un tristimulus XYZ défini sous un illuminant de référence (in) en un autre tristimulus XYZ défini sous un autre illuminant de référence (adapt). Cela peut être utile par exemple si l'illuminant de la scène ne se retrouve dans aucun profile RVB disponible. Concrètement, l'adaptation chromatique repose sur le passage de l'espace XYZ vers un domaine intermédiaire représentant l'impact perceptuel de l'oeil humain (Cone response Domaine). Voir <text:a xlink:type="simple" xlink:href="http://www.brucelindbloom.com/index.html?Eqn_RGB_XYZ_Matrix.html">http://www.brucelindbloom.com/index.html?Eqn_RGB_XYZ_Matrix.html</text:a> pour les détails.</text:p>
      <text:p text:style-name="Text_20_body"><text:tab/>Spectrte =&gt; XYZ<text:span text:style-name="T3">in</text:span> =&gt; XYZ<text:span text:style-name="T3">adapt</text:span>=&gt; RVB</text:p>
      <text:p text:style-name="Text_20_body">Type : 'CIE'</text:p>
      <text:p text:style-name="Text_20_body">Paramètres :</text:p>
      <text:list xml:id="list29442792" text:style-name="L20">
        <text:list-item>
          <text:p text:style-name="P20">'refObserver' (requis) : Observateur colorimétrique de référence ; charge les fonctions <text:soft-page-break/>colorimétriques correspondantes ; Deux valeurs sont possibles : </text:p>
          <text:list>
            <text:list-item>
              <text:list>
                <text:list-item>
                  <text:p text:style-name="P20">'CIE_1931'</text:p>
                </text:list-item>
                <text:list-item>
                  <text:p text:style-name="P20">'CIE_1964'</text:p>
                </text:list-item>
              </text:list>
            </text:list-item>
          </text:list>
        </text:list-item>
        <text:list-item>
          <text:p text:style-name="P20">'rgbProfile' (requis) : Chemin et nom du fichier contenant la matrice de conversion XYZ vers RVB (sous l'illuminant de référence donnée par la matrice)</text:p>
        </text:list-item>
        <text:list-item>
          <text:p text:style-name="P20">'refIllum' (optionel) : Illuminant de départ pour l'adaptation chromatique ; doit être cohérent avec l'illuminant moyen de la scène ; Peut prendre les valeurs suivantes :</text:p>
        </text:list-item>
      </text:list>
      <text:section text:style-name="Sect1" text:name="Section1">
        <text:list xml:id="list30237200" text:continue-numbering="true" text:style-name="L20">
          <text:list-item>
            <text:list>
              <text:list-item>
                <text:list>
                  <text:list-item>
                    <text:p text:style-name="P20">'A'</text:p>
                  </text:list-item>
                  <text:list-item>
                    <text:p text:style-name="P20">'D50'</text:p>
                  </text:list-item>
                  <text:list-item>
                    <text:p text:style-name="P20">'D55'</text:p>
                  </text:list-item>
                  <text:list-item>
                    <text:p text:style-name="P20">'D65' (defaut)</text:p>
                  </text:list-item>
                  <text:list-item>
                    <text:p text:style-name="P20">'D75'</text:p>
                  </text:list-item>
                  <text:list-item>
                    <text:p text:style-name="P20">'E'</text:p>
                  </text:list-item>
                  <text:list-item>
                    <text:p text:style-name="P20">'F1'</text:p>
                  </text:list-item>
                  <text:list-item>
                    <text:p text:style-name="P20">'F2'</text:p>
                  </text:list-item>
                  <text:list-item>
                    <text:p text:style-name="P20">'F3'</text:p>
                  </text:list-item>
                  <text:list-item>
                    <text:p text:style-name="P20">'F4'</text:p>
                  </text:list-item>
                  <text:list-item>
                    <text:p text:style-name="P20">'F5'</text:p>
                  </text:list-item>
                  <text:list-item>
                    <text:p text:style-name="P20">'F6'</text:p>
                  </text:list-item>
                  <text:list-item>
                    <text:p text:style-name="P20">'F7'</text:p>
                  </text:list-item>
                  <text:list-item>
                    <text:p text:style-name="P20">'F8'</text:p>
                  </text:list-item>
                  <text:list-item>
                    <text:p text:style-name="P20">'F9'</text:p>
                  </text:list-item>
                  <text:list-item>
                    <text:p text:style-name="P20">'F10'</text:p>
                  </text:list-item>
                  <text:list-item>
                    <text:p text:style-name="P20">'F11'</text:p>
                  </text:list-item>
                  <text:list-item>
                    <text:p text:style-name="P20">'F12'</text:p>
                  </text:list-item>
                </text:list>
              </text:list-item>
            </text:list>
          </text:list-item>
        </text:list>
      </text:section>
      <text:list xml:id="list30226907" text:continue-numbering="true" text:style-name="L20">
        <text:list-header>
          <text:p text:style-name="P24">Notes : D'autres façons, manuelles, existent pour définit cet illuminant</text:p>
          <text:list text:continue-numbering="true">
            <text:list-item>
              <text:p text:style-name="P24">'illumX', 'illumY', 'illumZ' (optionels) : Sur la base d'un tristimulus XYZ</text:p>
            </text:list-item>
            <text:list-item>
              <text:p text:style-name="P24">'illum' (optionel) : <text:s/>Sur la base d'un chemin vers un fichier de données spectrales</text:p>
            </text:list-item>
          </text:list>
        </text:list-header>
        <text:list-item>
          <text:p text:style-name="P20">'refIllumOut' (optionel, pas de valeurs par défaut) : Illuminant de sortie pour l'adaptation chromatique ; peut être cohérent avec le profile RVB; Peut prendre les valeurs suivantes :</text:p>
        </text:list-item>
      </text:list>
      <text:section text:style-name="Sect1" text:name="Section2">
        <text:list xml:id="list30233949" text:continue-numbering="true" text:style-name="L20">
          <text:list-item>
            <text:list>
              <text:list-item>
                <text:list>
                  <text:list-item>
                    <text:p text:style-name="P20">'A'</text:p>
                  </text:list-item>
                  <text:list-item>
                    <text:p text:style-name="P20">'D50'</text:p>
                  </text:list-item>
                  <text:list-item>
                    <text:p text:style-name="P20">'D55'</text:p>
                  </text:list-item>
                  <text:list-item>
                    <text:p text:style-name="P20">'D65'</text:p>
                  </text:list-item>
                  <text:list-item>
                    <text:p text:style-name="P20">'D75'</text:p>
                  </text:list-item>
                  <text:list-item>
                    <text:p text:style-name="P20">'E'</text:p>
                  </text:list-item>
                  <text:list-item>
                    <text:p text:style-name="P20">'F1'</text:p>
                  </text:list-item>
                  <text:list-item>
                    <text:p text:style-name="P20">'F2'</text:p>
                  </text:list-item>
                  <text:list-item>
                    <text:p text:style-name="P20">'F3'</text:p>
                  </text:list-item>
                  <text:list-item>
                    <text:p text:style-name="P20">'F4'</text:p>
                  </text:list-item>
                  <text:list-item>
                    <text:p text:style-name="P20">'F5'</text:p>
                  </text:list-item>
                  <text:list-item>
                    <text:p text:style-name="P20">'F6'</text:p>
                  </text:list-item>
                  <text:list-item>
                    <text:p text:style-name="P20">'F7'</text:p>
                  </text:list-item>
                  <text:list-item>
                    <text:p text:style-name="P20">'F8'</text:p>
                  </text:list-item>
                  <text:list-item>
                    <text:p text:style-name="P20">'F9'</text:p>
                  </text:list-item>
                  <text:list-item>
                    <text:p text:style-name="P20">'F10'</text:p>
                  </text:list-item>
                  <text:list-item>
                    <text:p text:style-name="P20">'F11'</text:p>
                  </text:list-item>
                  <text:list-item>
                    <text:p text:style-name="P20">'F12'</text:p>
                  </text:list-item>
                </text:list>
              </text:list-item>
            </text:list>
          </text:list-item>
        </text:list>
      </text:section>
      <text:list xml:id="list30246244" text:continue-numbering="true" text:style-name="L20">
        <text:list-header>
          <text:p text:style-name="P24">Notes : D'autres façons, manuelles, existent pour définit cet illuminant</text:p>
          <text:list text:continue-numbering="true">
            <text:list-item>
              <text:p text:style-name="P24">'illumOutX', 'illumOutY', 'illumOutZ' (optionels) : Sur la base d'un tristimulus XYZ</text:p>
              <text:p text:style-name="P24">'illumOut' (optionel) : <text:s/>Sur la base d'un chemin vers un fichier de données spectrales</text:p>
            </text:list-item>
          </text:list>
        </text:list-header>
        <text:list-item>
          <text:p text:style-name="P20">'method' (optionel) : définit quelle méthode utiliser pour réaliser l'adaptation chromatique ; Différent algorithmes existent pour passer de CIE XYZ au domaine de réponse des cônes de l'oeil humain ; peut prendre les valeurs ci-après :</text:p>
          <text:list>
            <text:list-item>
              <text:list>
                <text:list-item>
                  <text:p text:style-name="P20">'Scale' : Simple mise à l'échelle des composantes XYZ</text:p>
                </text:list-item>
                <text:list-item>
                  <text:p text:style-name="P20">'Bradford' : Algorithme de Bradford</text:p>
                </text:list-item>
                <text:list-item>
                  <text:p text:style-name="P20"><text:soft-page-break/>'VonKries' : Algorithme de Von Kries</text:p>
                </text:list-item>
                <text:list-item>
                  <text:p text:style-name="P20">'CIECAT02' (defaut) : Algorithme utilisé par la CIE depuis 2002</text:p>
                </text:list-item>
              </text:list>
            </text:list-item>
          </text:list>
        </text:list-item>
      </text:list>
      <text:h text:style-name="Heading_20_3" text:outline-level="3">Convertisseur RVB</text:h>
      <text:p text:style-name="Text_20_body">Ce convertisseur projette directement le spectre sur un observateur colorimétrique RVB. Ce tristimulus est ensuite divisé par le point blanc.</text:p>
      <text:p text:style-name="Text_20_body">Type : 'RGB'</text:p>
      <text:p text:style-name="Text_20_body">Paramètres :</text:p>
      <text:list xml:id="list30239771" text:continue-list="list30246244" text:style-name="L20">
        <text:list-item text:start-value="1">
          <text:p text:style-name="P20">'refobserver' : chemin et nom du fichier de données spectrales contenant les fonctions colorimétriques de l'observateur de référence.</text:p>
        </text:list-item>
        <text:list-item>
          <text:p text:style-name="P20">'white' : chemin et nom du fichier de données spectrales contenant le spectre de l'illuminant sur lequel faire le point blanc. Illuminant E par défaut.</text:p>
        </text:list-item>
      </text:list>
      <text:h text:style-name="Heading_20_3" text:outline-level="3">Polariseur linéaire</text:h>
      <text:p text:style-name="Text_20_body">Ce convertisseur interpose un polariseur linéaire devant un autre convertisseur colorimétrique. Ce second convertisseur doit être placé dans une balise fille de celle-ci.</text:p>
      <text:p text:style-name="Text_20_body">Par exemple :</text:p>
      <text:p text:style-name="Preformatted_20_Text">&lt;colorhandler type="LinearPolarizer" upx="0.0" upy="0.0" upz="1.0"&gt;<text:line-break/> <text:s/>&lt;colorhandler type=... /&gt;<text:line-break/>&lt;/colorhandler&gt;</text:p>
      <text:p text:style-name="Text_20_body">Type : 'LinearPolarizer'</text:p>
      <text:p text:style-name="Text_20_body">Paramètres :</text:p>
      <text:list xml:id="list29440311" text:style-name="L21">
        <text:list-item>
          <text:p text:style-name="P21">'upx'(0.0), <text:s/>'upy'(0.0), <text:s/>'upz'(1.0) : direction définissant l'orientation du filtre linéaire.</text:p>
        </text:list-item>
      </text:list>
      <text:h text:style-name="Heading_20_3" text:outline-level="3">Spectrophotomètre</text:h>
      <text:p text:style-name="Text_20_body">Ce convertisseur permet de mesurer et de sauvegarder le spectre intégré sur l'image calculé par la caméra. Pour enregistrer l'image, il est possible de placer en fils un autre convertisseur colorimétrique.</text:p>
      <text:p text:style-name="Text_20_body">Par exemple :</text:p>
      <text:p text:style-name="Preformatted_20_Text">&lt;colorhandler type="Spectrophotometer" resultfile="result.txt"&gt;<text:line-break/> <text:s/>&lt;colorhandler type=... /&gt;<text:line-break/>&lt;/colorhandler&gt;</text:p>
      <text:p text:style-name="Text_20_body">Type : 'Spectrophotometer'</text:p>
      <text:p text:style-name="Text_20_body">Paramètres :</text:p>
      <text:list xml:id="list29439145" text:style-name="L22">
        <text:list-item>
          <text:p text:style-name="P22">'resultfile' : chemin et nom du fichier de résultat à sauvegarder.</text:p>
        </text:list-item>
      </text:list>
      <text:list xml:id="list29434236" text:style-name="L23">
        <text:list-item>
          <text:p text:style-name="P23">'samples' (1) : nombre de pixel de l'image. Utilisé pour pouvoir comparer plusieurs spectres à des résolutions différe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DejaVu Sans Mono" svg:font-family="'DejaVu Sans Mono'" style:font-family-generic="modern" style:font-pitch="fixed"/>
    <style:font-face style:name="Consolas" svg:font-family="Consolas"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3cm" fo:background-color="#e6e6e6" fo:padding="0.499cm" fo:border-left="0.176cm solid #808080" fo:border-right="none" fo:border-top="none" fo:border-bottom="none" style:shadow="none">
        <style:background-image/>
      </style:paragraph-properties>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Greewi</meta:initial-creator>
    <meta:creation-date>2009-03-03T12:51:11</meta:creation-date>
    <dc:date>2013-03-15T10:08:43.97</dc:date>
    <meta:editing-cycles>317</meta:editing-cycles>
    <meta:editing-duration>P2DT6H56M</meta:editing-duration>
    <meta:document-statistic meta:table-count="0" meta:image-count="0" meta:object-count="2" meta:page-count="17" meta:paragraph-count="340" meta:word-count="4655" meta:character-count="296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n>4</math:mn>
      <math:mo math:stretchy="false">π</math:mo>
    </math:mrow>
    <math:annotation math:encoding="StarMath 5.0">4%pi
</math:annotation>
  </math:semantics>
</math:math>
</file>

<file path=Object 2/content.xml><?xml version="1.0" encoding="utf-8"?>
<!DOCTYPE math  PUBLIC '-//OpenOffice.org//DTD Modified W3C MathML 1.01//EN'  'math.dtd'>
<math:math xmlns:math="http://www.w3.org/1998/Math/MathML">
  <math:semantics>
    <math:mrow>
      <math:mn>4</math:mn>
      <math:mo math:stretchy="false">π</math:mo>
    </math:mrow>
    <math:annotation math:encoding="StarMath 5.0">4%pi
</math:annotation>
  </math:semantics>
</math:math>
</file>